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ts learn java swing</text:p>
      <text:p text:style-name="Text_20_body">Java Swing is a GUI (graphical user interface) widget toolkit for Java. It is part of Oracle's Java Foundation Classes (JFC) and includes a rich set of components for building graphical user interfaces (GUIs) and adding interactivity to Java applications. Some commonly used components in Java Swing include buttons, labels, text fields, and tables.</text:p>
      <text:p text:style-name="Text_20_body">Here is a simple example of creating a Java Swing application that displays a window with a button:</text:p>
      <text:p text:style-name="Preformatted_20_Text"><text:span text:style-name="Source_20_Text">import javax.swing.*;</text:span></text:p>
      <text:p text:style-name="Preformatted_20_Text"><text:span text:style-name="Source_20_Text">import java.awt.*;</text:span></text:p>
      <text:p text:style-name="Preformatted_20_Text"/>
      <text:p text:style-name="Preformatted_20_Text"><text:span text:style-name="Source_20_Text">public class SimpleSwing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pan text:style-name="Source_20_Text"><text:s text:c="8"/>JFrame frame = new JFrame("Simple Swing Example");</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 button</text:span></text:p>
      <text:p text:style-name="Preformatted_20_Text"><text:span text:style-name="Source_20_Text"><text:s text:c="8"/>JButton button = new JButton("Click me!");</text:span></text:p>
      <text:p text:style-name="Preformatted_20_Text"/>
      <text:p text:style-name="Preformatted_20_Text"><text:span text:style-name="Source_20_Text"><text:s text:c="8"/>// Add the button to the frame</text:span></text:p>
      <text:p text:style-name="Preformatted_20_Text"><text:span text:style-name="Source_20_Text"><text:s text:c="8"/>frame.add(button, BorderLayout.CENTER);</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It's important to note that this is just a simple example. To create more complex GUI, you will need to learn about other Swing components and how to use them, as well as how to handle events and layout your components.</text:p>
      <text:p text:style-name="Text_20_body">I recommend reading the Oracle's tutorial on Java swing to get a deeper understanding. <text:a xlink:type="simple" xlink:href="https://docs.oracle.com/en/java/javase/14/docs/api/javax/swing/package-summary.html" office:target-frame-name="_new" xlink:show="replace" text:style-name="Internet_20_link" text:visited-style-name="Visited_20_Internet_20_Link">https://docs.oracle.com/en/java/javase/14/docs/api/javax/swing/package-summary.html</text:a></text:p>
      <text:p text:style-name="P3"><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In addition to the basic components like buttons, labels, and text fields, Java Swing also includes more advanced components like tables, trees, and tabbed panes. These components can be used to create more complex user interfaces and can be customized to suit the needs of your application.</text:p>
      <text:p text:style-name="Text_20_body">To handle events in a Java Swing application, you can use the ActionListener interface. This interface defines a single method, <text:span text:style-name="Source_20_Text">actionPerformed(ActionEvent e)</text:span>, which is called when a user interacts with a component that can generate an action event, such as a button.</text:p>
      <text:p text:style-name="Text_20_body">Here is an example of how to add an action listener to a button in a Java Swing application:</text:p>
      <text:p text:style-name="Preformatted_20_Text"><text:span text:style-name="Source_20_Text">import javax.swing.*;</text:span></text:p>
      <text:p text:style-name="Preformatted_20_Text"><text:span text:style-name="Source_20_Text">import java.awt.*;</text:span></text:p>
      <text:p text:style-name="Preformatted_20_Text"><text:span text:style-name="Source_20_Text">import java.awt.event.*;</text:span></text:p>
      <text:p text:style-name="Preformatted_20_Text"/>
      <text:p text:style-name="Preformatted_20_Text"><text:span text:style-name="Source_20_Text">public class Button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oft-page-break/><text:span text:style-name="Source_20_Text"><text:s text:c="8"/>JFrame frame = new JFrame("Button Example");</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 button</text:span></text:p>
      <text:p text:style-name="Preformatted_20_Text"><text:span text:style-name="Source_20_Text"><text:s text:c="8"/>JButton button = new JButton("Click me!");</text:span></text:p>
      <text:p text:style-name="Preformatted_20_Text"/>
      <text:p text:style-name="Preformatted_20_Text"><text:span text:style-name="Source_20_Text"><text:s text:c="8"/>// Add the button to the frame</text:span></text:p>
      <text:p text:style-name="Preformatted_20_Text"><text:span text:style-name="Source_20_Text"><text:s text:c="8"/>frame.add(button, BorderLayout.CENTER);</text:span></text:p>
      <text:p text:style-name="Preformatted_20_Text"/>
      <text:p text:style-name="Preformatted_20_Text"><text:span text:style-name="Source_20_Text"><text:s text:c="8"/>// Add an action listener to the button</text:span></text:p>
      <text:p text:style-name="Preformatted_20_Text"><text:span text:style-name="Source_20_Text"><text:s text:c="8"/>button.addActionListener(new ActionListener() {</text:span></text:p>
      <text:p text:style-name="Preformatted_20_Text"><text:span text:style-name="Source_20_Text"><text:s text:c="12"/>public void actionPerformed(ActionEvent e) {</text:span></text:p>
      <text:p text:style-name="Preformatted_20_Text"><text:span text:style-name="Source_20_Text"><text:s text:c="16"/>JOptionPane.showMessageDialog(null, "Button clicked!");</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In this example, when the button is clicked, a message dialog will be displayed with the text "Button clicked!".</text:p>
      <text:p text:style-name="Text_20_body">In addition to handling events, you'll also need to learn about layout managers in order to arrange components in a user interface. Java Swing provides several built-in layout managers, such as FlowLayout, BorderLayout, and GridLayout, that can be used to position components in a user interface.</text:p>
      <text:p text:style-name="Text_20_body">Learning Java Swing requires a good understanding of Java programming, in addition to a good understanding of GUI development concepts. It's important to start with basic examples and gradually build your way up to more complex user interfaces.</text:p>
      <text:p text:style-name="Text_20_body">I recommend starting with the Oracle's tutorial on Java swing, it provides a thorough introduction to the basics of Java Swing and will give you a solid foundation for creating your own applications.</text:p>
      <text:p text:style-name="P3"><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Another important aspect of creating a Java Swing application is customizing the look and feel of the user interface. Java Swing provides several built-in look and feel options, such as the Metal, Nimbus, and Windows look and feel, which can be used to give your application a consistent look and feel across different platforms.</text:p>
      <text:p text:style-name="Text_20_body">You can also use the <text:span text:style-name="Source_20_Text">UIManager</text:span> class to change the look and feel of your application at runtime. Here is an example of how to set the Metal look and feel for a Java Swing application:</text:p>
      <text:p text:style-name="Preformatted_20_Text"><text:span text:style-name="Source_20_Text">import javax.swing.*;</text:span></text:p>
      <text:p text:style-name="Preformatted_20_Text"><text:span text:style-name="Source_20_Text">import java.awt.*;</text:span></text:p>
      <text:p text:style-name="Preformatted_20_Text"/>
      <text:p text:style-name="Preformatted_20_Text"><text:span text:style-name="Source_20_Text">public class CustomLookAndFeel {</text:span></text:p>
      <text:p text:style-name="Preformatted_20_Text"><text:span text:style-name="Source_20_Text"><text:s text:c="4"/>public static void main(String[] args) {</text:span></text:p>
      <text:p text:style-name="Preformatted_20_Text"><text:span text:style-name="Source_20_Text"><text:s text:c="8"/>try {</text:span></text:p>
      <text:p text:style-name="Preformatted_20_Text"><text:span text:style-name="Source_20_Text"><text:s text:c="12"/>// Set the Metal look and feel</text:span></text:p>
      <text:p text:style-name="Preformatted_20_Text"><text:span text:style-name="Source_20_Text"><text:s text:c="12"/>UIManager.setLookAndFeel("javax.swing.plaf.metal.MetalLookAndFeel");</text:span></text:p>
      <text:p text:style-name="Preformatted_20_Text"><text:span text:style-name="Source_20_Text"><text:s text:c="8"/>} catch (Exception e) {</text:span></text:p>
      <text:p text:style-name="Preformatted_20_Text"><text:soft-page-break/><text:span text:style-name="Source_20_Text"><text:s text:c="12"/>e.printStackTrace();</text:span></text:p>
      <text:p text:style-name="Preformatted_20_Text"><text:span text:style-name="Source_20_Text"><text:s text:c="8"/>}</text:span></text:p>
      <text:p text:style-name="Preformatted_20_Text"/>
      <text:p text:style-name="Preformatted_20_Text"><text:span text:style-name="Source_20_Text"><text:s text:c="8"/>// Create a new JFrame (window)</text:span></text:p>
      <text:p text:style-name="Preformatted_20_Text"><text:span text:style-name="Source_20_Text"><text:s text:c="8"/>JFrame frame = new JFrame("Custom Look and Feel");</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 button</text:span></text:p>
      <text:p text:style-name="Preformatted_20_Text"><text:span text:style-name="Source_20_Text"><text:s text:c="8"/>JButton button = new JButton("Click me!");</text:span></text:p>
      <text:p text:style-name="Preformatted_20_Text"/>
      <text:p text:style-name="Preformatted_20_Text"><text:span text:style-name="Source_20_Text"><text:s text:c="8"/>// Add the button to the frame</text:span></text:p>
      <text:p text:style-name="Preformatted_20_Text"><text:span text:style-name="Source_20_Text"><text:s text:c="8"/>frame.add(button, BorderLayout.CENTER);</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You can also create custom look and feel by subclassing the <text:span text:style-name="Source_20_Text">javax.swing.plaf.basic.BasicLookAndFeel</text:span> class, and overrides its method.</text:p>
      <text:p text:style-name="Text_20_body">Lastly, it's worth noting that while Java Swing is a powerful toolkit for creating GUI applications, it may not be the best choice for certain types of applications. For example, if you're creating a web application, you may want to consider using a web framework like Angular, React, or Vue.js, which can be used to create dynamic and interactive user interfaces in a web browser.</text:p>
      <text:p text:style-name="Text_20_body">Overall, Java Swing is a powerful toolkit for creating GUI applications, but it's important to have a good understanding of Java programming and GUI development concepts. With this knowledge, you will be able to create powerful and interactive user interfaces for your Java applications.</text:p>
      <text:p text:style-name="P3"><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Another important aspect of creating a Java Swing application is using threads. Java Swing is single-threaded, meaning that all updates to the user interface must be done on the event dispatch thread (EDT). This can cause problems if you perform a long-running task on the EDT, as it will freeze the user interface until the task is complete.</text:p>
      <text:p text:style-name="Text_20_body">To avoid this problem, you should use separate threads for long-running tasks and updates to the user interface. The <text:span text:style-name="Source_20_Text">SwingUtilities</text:span> class provides the <text:span text:style-name="Source_20_Text">invokeLater</text:span> and <text:span text:style-name="Source_20_Text">invokeAndWait</text:span> methods, which can be used to run a task on the EDT.</text:p>
      <text:p text:style-name="Text_20_body">Here is an example of how to use the <text:span text:style-name="Source_20_Text">invokeLater</text:span> method to update a label with the current time:</text:p>
      <text:p text:style-name="Preformatted_20_Text"><text:span text:style-name="Source_20_Text">import javax.swing.*;</text:span></text:p>
      <text:p text:style-name="Preformatted_20_Text"><text:span text:style-name="Source_20_Text">import java.awt.*;</text:span></text:p>
      <text:p text:style-name="Preformatted_20_Text"><text:span text:style-name="Source_20_Text">import java.text.SimpleDateFormat;</text:span></text:p>
      <text:p text:style-name="Preformatted_20_Text"><text:span text:style-name="Source_20_Text">import java.util.Date;</text:span></text:p>
      <text:p text:style-name="Preformatted_20_Text"/>
      <text:p text:style-name="Preformatted_20_Text"><text:span text:style-name="Source_20_Text">public class Thread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pan text:style-name="Source_20_Text"><text:s text:c="8"/>JFrame frame = new JFrame("Thread Example");</text:span></text:p>
      <text:p text:style-name="Preformatted_20_Text"><text:span text:style-name="Source_20_Text"><text:s text:c="8"/>frame.setDefaultCloseOperation(JFrame.EXIT_ON_CLOSE);</text:span></text:p>
      <text:p text:style-name="Preformatted_20_Text"/>
      <text:p text:style-name="Preformatted_20_Text"><text:soft-page-break/><text:span text:style-name="Source_20_Text"><text:s text:c="8"/>// Create a label</text:span></text:p>
      <text:p text:style-name="Preformatted_20_Text"><text:span text:style-name="Source_20_Text"><text:s text:c="8"/>JLabel label = new JLabel();</text:span></text:p>
      <text:p text:style-name="Preformatted_20_Text"/>
      <text:p text:style-name="Preformatted_20_Text"><text:span text:style-name="Source_20_Text"><text:s text:c="8"/>// Add the label to the frame</text:span></text:p>
      <text:p text:style-name="Preformatted_20_Text"><text:span text:style-name="Source_20_Text"><text:s text:c="8"/>frame.add(label, BorderLayout.CENTER);</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
      <text:p text:style-name="Preformatted_20_Text"><text:span text:style-name="Source_20_Text"><text:s text:c="8"/>// Start a new thread to update the label</text:span></text:p>
      <text:p text:style-name="Preformatted_20_Text"><text:span text:style-name="Source_20_Text"><text:s text:c="8"/>new Thread(new Runnable() {</text:span></text:p>
      <text:p text:style-name="Preformatted_20_Text"><text:span text:style-name="Source_20_Text"><text:s text:c="12"/>public void run() {</text:span></text:p>
      <text:p text:style-name="Preformatted_20_Text"><text:span text:style-name="Source_20_Text"><text:s text:c="16"/>while (true) {</text:span></text:p>
      <text:p text:style-name="Preformatted_20_Text"><text:span text:style-name="Source_20_Text"><text:s text:c="20"/>final String time = new SimpleDateFormat("HH:mm:ss").format(new Date());</text:span></text:p>
      <text:p text:style-name="Preformatted_20_Text"><text:span text:style-name="Source_20_Text"><text:s text:c="20"/>SwingUtilities.invokeLater(new Runnable() {</text:span></text:p>
      <text:p text:style-name="Preformatted_20_Text"><text:span text:style-name="Source_20_Text"><text:s text:c="24"/>public void run() {</text:span></text:p>
      <text:p text:style-name="Preformatted_20_Text"><text:span text:style-name="Source_20_Text"><text:s text:c="28"/>label.setText(time);</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try {</text:span></text:p>
      <text:p text:style-name="Preformatted_20_Text"><text:span text:style-name="Source_20_Text"><text:s text:c="24"/>Thread.sleep(1000);</text:span></text:p>
      <text:p text:style-name="Preformatted_20_Text"><text:span text:style-name="Source_20_Text"><text:s text:c="20"/>} catch (InterruptedException e) {</text:span></text:p>
      <text:p text:style-name="Preformatted_20_Text"><text:span text:style-name="Source_20_Text"><text:s text:c="24"/>e.printStackTrace();</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start();</text:span></text:p>
      <text:p text:style-name="Preformatted_20_Text"><text:span text:style-name="Source_20_Text"><text:s text:c="4"/>}</text:span></text:p>
      <text:p text:style-name="P1"><text:span text:style-name="Source_20_Text">}</text:span></text:p>
      <text:p text:style-name="Text_20_body">In this example, the label is updated every second with the current time. The <text:span text:style-name="Source_20_Text">invokeLater</text:span> method is used to update the label on the EDT, so the user interface is not blocked.</text:p>
      <text:p text:style-name="Text_20_body">It's also important to note that you can use other classes or libraries such as Java Timer, ScheduledExecutorService, SwingWorker and others to handle the concurrency and improve the performance of your application.</text:p>
      <text:p text:style-name="Text_20_body">In summary, it's important to understand the basics of multithreading when working with Java Swing, as it will enable you to create responsive and performant user interfaces. You should use separate threads for long-running tasks and updates to the user interface, and use the <text:span text:style-name="Source_20_Text">SwingUtilities</text:span> class or other classes to run tasks on the EDT.</text:p>
      <text:p text:style-name="P3"><draw:frame draw:style-name="fr2" draw:name="Image7" text:anchor-type="as-char" svg:width="0.7874in" svg:height="0.3937in" draw:z-index="6"><draw:image xlink:href="Pictures/1000004E0000000000000000DB8080F90BBAFF57.svg" xlink:type="simple" xlink:show="embed" xlink:actuate="onLoad" draw:mime-type="image/svg+xml"/></draw:frame><draw:frame draw:style-name="fr1" draw:name="Image8" text:anchor-type="char" svg:x="0in" svg:width="0.0161in" svg:height="0.0161in" draw:z-index="7"><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Another important aspect of creating a Java Swing application is validation and error handling. It's important to validate user input and handle any errors that may occur during the execution of your application.</text:p>
      <text:p text:style-name="Text_20_body">Java Swing provides several built-in components for collecting user input, such as text fields, password fields, and combo boxes. These components can be configured to validate user input and display error messages when necessary.</text:p>
      <text:p text:style-name="Text_20_body">You can validate user input by adding a <text:span text:style-name="Source_20_Text">FocusListener</text:span> to a text field, and checking the input value when the focus is lost. Here is an example of how to validate a text field for a valid number:</text:p>
      <text:p text:style-name="Preformatted_20_Text"><text:soft-page-break/><text:span text:style-name="Source_20_Text">import javax.swing.*;</text:span></text:p>
      <text:p text:style-name="Preformatted_20_Text"><text:span text:style-name="Source_20_Text">import java.awt.*;</text:span></text:p>
      <text:p text:style-name="Preformatted_20_Text"><text:span text:style-name="Source_20_Text">import java.awt.event.*;</text:span></text:p>
      <text:p text:style-name="Preformatted_20_Text"/>
      <text:p text:style-name="Preformatted_20_Text"><text:span text:style-name="Source_20_Text">public class Validation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pan text:style-name="Source_20_Text"><text:s text:c="8"/>JFrame frame = new JFrame("Validation Example");</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 text field</text:span></text:p>
      <text:p text:style-name="Preformatted_20_Text"><text:span text:style-name="Source_20_Text"><text:s text:c="8"/>JTextField textField = new JTextField();</text:span></text:p>
      <text:p text:style-name="Preformatted_20_Text"/>
      <text:p text:style-name="Preformatted_20_Text"><text:span text:style-name="Source_20_Text"><text:s text:c="8"/>// Add the text field to the frame</text:span></text:p>
      <text:p text:style-name="Preformatted_20_Text"><text:span text:style-name="Source_20_Text"><text:s text:c="8"/>frame.add(textField, BorderLayout.CENTER);</text:span></text:p>
      <text:p text:style-name="Preformatted_20_Text"/>
      <text:p text:style-name="Preformatted_20_Text"><text:span text:style-name="Source_20_Text"><text:s text:c="8"/>// Add a focus listener to the text field</text:span></text:p>
      <text:p text:style-name="Preformatted_20_Text"><text:span text:style-name="Source_20_Text"><text:s text:c="8"/>textField.addFocusListener(new FocusListener() {</text:span></text:p>
      <text:p text:style-name="Preformatted_20_Text"><text:span text:style-name="Source_20_Text"><text:s text:c="12"/>public void focusGained(FocusEvent e) {</text:span></text:p>
      <text:p text:style-name="Preformatted_20_Text"><text:span text:style-name="Source_20_Text"><text:s text:c="16"/>// Do nothing</text:span></text:p>
      <text:p text:style-name="Preformatted_20_Text"><text:span text:style-name="Source_20_Text"><text:s text:c="12"/>}</text:span></text:p>
      <text:p text:style-name="Preformatted_20_Text"/>
      <text:p text:style-name="Preformatted_20_Text"><text:span text:style-name="Source_20_Text"><text:s text:c="12"/>public void focusLost(FocusEvent e) {</text:span></text:p>
      <text:p text:style-name="Preformatted_20_Text"><text:span text:style-name="Source_20_Text"><text:s text:c="16"/>try {</text:span></text:p>
      <text:p text:style-name="Preformatted_20_Text"><text:span text:style-name="Source_20_Text"><text:s text:c="20"/>Integer.parseInt(textField.getText());</text:span></text:p>
      <text:p text:style-name="Preformatted_20_Text"><text:span text:style-name="Source_20_Text"><text:s text:c="16"/>} catch (NumberFormatException ex) {</text:span></text:p>
      <text:p text:style-name="Preformatted_20_Text"><text:span text:style-name="Source_20_Text"><text:s text:c="20"/>JOptionPane.showMessageDialog(null, "Invalid number!", "Error", JOptionPane.ERROR_MESSAGE);</text:span></text:p>
      <text:p text:style-name="Preformatted_20_Text"><text:span text:style-name="Source_20_Text"><text:s text:c="20"/>textField.requestFocus();</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In this example, when the user leaves the text field, the input value is checked to see if it can be parsed as an integer. If it cannot, an error message is displayed and the focus is returned to the text field.</text:p>
      <text:p text:style-name="Text_20_body">It's also important to handle any errors that may occur during the execution of your application. You can use the <text:span text:style-name="Source_20_Text">try-catch</text:span> block to catch and handle exceptions that may occur. It's also a good practice to log the exception, so you can diagnose and fix the problem.</text:p>
      <text:p text:style-name="Text_20_body">In summary, it's important to validate user input and handle any errors that may occur during the execution of your Java Swing application. You should use built-in components and listeners to validate user input, and use the <text:span text:style-name="Source_20_Text">try-catch</text:span> block and logging to handle exceptions. This will help you to create a more robust and user-friendly application.</text:p>
      <text:p text:style-name="P3"><draw:frame draw:style-name="fr2" draw:name="Image9" text:anchor-type="as-char" svg:width="0.7874in" svg:height="0.3937in" draw:z-index="8"><draw:image xlink:href="Pictures/1000004E0000000000000000DB8080F90BBAFF57.svg" xlink:type="simple" xlink:show="embed" xlink:actuate="onLoad" draw:mime-type="image/svg+xml"/></draw:frame><draw:frame draw:style-name="fr1" draw:name="Image10" text:anchor-type="char" svg:x="0in" svg:width="0.0161in" svg:height="0.0161in" draw:z-index="9"><draw:image xlink:href="https://chat.openai.com/_next/image?url=https%3A%2F%2Flh3.googleusercontent.com%2Fa%2FAEdFTp711pgcCUSnH3w0bP14tiD1d4E_z50VsTveIbbz%3Ds96-c&amp;w=64&amp;q=75" xlink:type="simple" xlink:show="embed" xlink:actuate="onLoad"/><svg:title>Sakalans Now</svg:title></draw:frame></text:p>
      <text:p text:style-name="Text_20_body">great , continue</text:p>
      <text:p text:style-name="Text_20_body">Another important aspect of creating a Java Swing application is customizing the appearance of your application. Java Swing provides several built-in options for customizing the look and feel of your application, such as setting the font, color, and border for components.</text:p>
      <text:p text:style-name="Text_20_body"><text:soft-page-break/>You can also create custom components by subclassing existing components and overriding their paint method. The paint method is called whenever a component needs to be repainted, and can be used to draw custom graphics on the component.</text:p>
      <text:p text:style-name="Text_20_body">Here is an example of how to create a custom button with a gradient background:</text:p>
      <text:p text:style-name="Preformatted_20_Text"><text:span text:style-name="Source_20_Text">import javax.swing.*;</text:span></text:p>
      <text:p text:style-name="Preformatted_20_Text"><text:span text:style-name="Source_20_Text">import java.awt.*;</text:span></text:p>
      <text:p text:style-name="Preformatted_20_Text"/>
      <text:p text:style-name="Preformatted_20_Text"><text:span text:style-name="Source_20_Text">public class CustomButton extends JButton {</text:span></text:p>
      <text:p text:style-name="Preformatted_20_Text"><text:span text:style-name="Source_20_Text"><text:s text:c="4"/>public CustomButton(String text) {</text:span></text:p>
      <text:p text:style-name="Preformatted_20_Text"><text:span text:style-name="Source_20_Text"><text:s text:c="8"/>super(tex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rotected void paintComponent(Graphics g) {</text:span></text:p>
      <text:p text:style-name="Preformatted_20_Text"><text:span text:style-name="Source_20_Text"><text:s text:c="8"/>Graphics2D g2d = (Graphics2D) g;</text:span></text:p>
      <text:p text:style-name="Preformatted_20_Text"><text:span text:style-name="Source_20_Text"><text:s text:c="8"/>g2d.setRenderingHint(RenderingHints.KEY_ANTIALIASING, RenderingHints.VALUE_ANTIALIAS_ON);</text:span></text:p>
      <text:p text:style-name="Preformatted_20_Text"/>
      <text:p text:style-name="Preformatted_20_Text"><text:span text:style-name="Source_20_Text"><text:s text:c="8"/>GradientPaint gp = new GradientPaint(0, 0, getBackground(), 0, getHeight(), Color.LIGHT_GRAY);</text:span></text:p>
      <text:p text:style-name="Preformatted_20_Text"><text:span text:style-name="Source_20_Text"><text:s text:c="8"/>g2d.setPaint(gp);</text:span></text:p>
      <text:p text:style-name="Preformatted_20_Text"><text:span text:style-name="Source_20_Text"><text:s text:c="8"/>g2d.fillRoundRect(0, 0, getWidth(), getHeight(), 20, 20);</text:span></text:p>
      <text:p text:style-name="Preformatted_20_Text"/>
      <text:p text:style-name="Preformatted_20_Text"><text:span text:style-name="Source_20_Text"><text:s text:c="8"/>super.paintComponent(g);</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CustomComponent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pan text:style-name="Source_20_Text"><text:s text:c="8"/>JFrame frame = new JFrame("Custom Component Example");</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 custom button</text:span></text:p>
      <text:p text:style-name="Preformatted_20_Text"><text:span text:style-name="Source_20_Text"><text:s text:c="8"/>JButton button = new CustomButton("Custom Button");</text:span></text:p>
      <text:p text:style-name="Preformatted_20_Text"/>
      <text:p text:style-name="Preformatted_20_Text"><text:span text:style-name="Source_20_Text"><text:s text:c="8"/>// Add the button to the frame</text:span></text:p>
      <text:p text:style-name="Preformatted_20_Text"><text:span text:style-name="Source_20_Text"><text:s text:c="8"/>frame.add(button, BorderLayout.CENTER);</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In this example, a custom button class is created by subclassing the JButton class and overriding the paintComponent method. The paintComponent method is used to draw a gradient background on the button.</text:p>
      <text:p text:style-name="Text_20_body">It's also worth noting that you can use other libraries such as JavaFX, Third party Look and Feel libraries, and others, to enhance the appearance of your application.</text:p>
      <text:p text:style-name="Text_20_body">In summary, customizing the appearance of your Java Swing application is an important aspect of creating a polished and professional-looking application. You can use built-in options for customizing the look and feel of your application, or create custom components by subclassing existing components and overriding their paint method. Additionally, you can use other libraries and frameworks to enhance the appearance of your application.</text:p>
      <text:p text:style-name="P3"><text:soft-page-break/><draw:frame draw:style-name="fr2" draw:name="Image11" text:anchor-type="as-char" svg:width="0.7874in" svg:height="0.3937in" draw:z-index="10"><draw:image xlink:href="Pictures/1000004E0000000000000000DB8080F90BBAFF57.svg" xlink:type="simple" xlink:show="embed" xlink:actuate="onLoad" draw:mime-type="image/svg+xml"/></draw:frame><draw:frame draw:style-name="fr1" draw:name="Image12" text:anchor-type="char" svg:x="0in" svg:width="0.0161in" svg:height="0.0161in" draw:z-index="11"><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Another important aspect of creating a Java Swing application is accessibility. Accessibility refers to the design of software and hardware that can be used by people with disabilities, such as visual impairments, hearing impairments, and motor impairments.</text:p>
      <text:p text:style-name="Text_20_body">Java Swing provides several built-in features for accessibility, such as support for keyboard navigation and screen readers. You can also use the <text:span text:style-name="Source_20_Text">Accessible</text:span> interface to provide additional information about your components to assistive technologies.</text:p>
      <text:p text:style-name="Text_20_body">Here is an example of how to use the <text:span text:style-name="Source_20_Text">Accessible</text:span> interface to provide a description for a button:</text:p>
      <text:p text:style-name="Preformatted_20_Text"><text:span text:style-name="Source_20_Text">import javax.swing.*;</text:span></text:p>
      <text:p text:style-name="Preformatted_20_Text"><text:span text:style-name="Source_20_Text">import java.awt.*;</text:span></text:p>
      <text:p text:style-name="Preformatted_20_Text"><text:span text:style-name="Source_20_Text">import javax.accessibility.*;</text:span></text:p>
      <text:p text:style-name="Preformatted_20_Text"/>
      <text:p text:style-name="Preformatted_20_Text"><text:span text:style-name="Source_20_Text">public class AccessibleButton extends JButton implements Accessible {</text:span></text:p>
      <text:p text:style-name="Preformatted_20_Text"><text:span text:style-name="Source_20_Text"><text:s text:c="4"/>public AccessibleButton(String text) {</text:span></text:p>
      <text:p text:style-name="Preformatted_20_Text"><text:span text:style-name="Source_20_Text"><text:s text:c="8"/>super(tex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AccessibleContext getAccessibleContext() {</text:span></text:p>
      <text:p text:style-name="Preformatted_20_Text"><text:span text:style-name="Source_20_Text"><text:s text:c="8"/>if (accessibleContext == null) {</text:span></text:p>
      <text:p text:style-name="Preformatted_20_Text"><text:span text:style-name="Source_20_Text"><text:s text:c="12"/>accessibleContext = new AccessibleJButton();</text:span></text:p>
      <text:p text:style-name="Preformatted_20_Text"><text:span text:style-name="Source_20_Text"><text:s text:c="8"/>}</text:span></text:p>
      <text:p text:style-name="Preformatted_20_Text"><text:span text:style-name="Source_20_Text"><text:s text:c="8"/>return accessibleContext;</text:span></text:p>
      <text:p text:style-name="Preformatted_20_Text"><text:span text:style-name="Source_20_Text"><text:s text:c="4"/>}</text:span></text:p>
      <text:p text:style-name="Preformatted_20_Text"/>
      <text:p text:style-name="Preformatted_20_Text"><text:span text:style-name="Source_20_Text"><text:s text:c="4"/>protected class AccessibleJButton extends AccessibleAbstractButton {</text:span></text:p>
      <text:p text:style-name="Preformatted_20_Text"><text:span text:style-name="Source_20_Text"><text:s text:c="8"/>@Override</text:span></text:p>
      <text:p text:style-name="Preformatted_20_Text"><text:span text:style-name="Source_20_Text"><text:s text:c="8"/>public String getAccessibleName() {</text:span></text:p>
      <text:p text:style-name="Preformatted_20_Text"><text:span text:style-name="Source_20_Text"><text:s text:c="12"/>return "Submit button";</text:span></text:p>
      <text:p text:style-name="Preformatted_20_Text"><text:span text:style-name="Source_20_Text"><text:s text:c="8"/>}</text:span></text:p>
      <text:p text:style-name="Preformatted_20_Text"/>
      <text:p text:style-name="Preformatted_20_Text"><text:span text:style-name="Source_20_Text"><text:s text:c="8"/>@Override</text:span></text:p>
      <text:p text:style-name="Preformatted_20_Text"><text:span text:style-name="Source_20_Text"><text:s text:c="8"/>public String getAccessibleDescription() {</text:span></text:p>
      <text:p text:style-name="Preformatted_20_Text"><text:span text:style-name="Source_20_Text"><text:s text:c="12"/>return "This button is used to submit the form";</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AccessibilityExample {</text:span></text:p>
      <text:p text:style-name="Preformatted_20_Text"><text:span text:style-name="Source_20_Text"><text:s text:c="4"/>public static void main(String[] args) {</text:span></text:p>
      <text:p text:style-name="Preformatted_20_Text"><text:span text:style-name="Source_20_Text"><text:s text:c="8"/>// Create a new JFrame (window)</text:span></text:p>
      <text:p text:style-name="Preformatted_20_Text"><text:span text:style-name="Source_20_Text"><text:s text:c="8"/>JFrame frame = new JFrame("Accessibility Example");</text:span></text:p>
      <text:p text:style-name="Preformatted_20_Text"><text:span text:style-name="Source_20_Text"><text:s text:c="8"/>frame.setDefaultCloseOperation(JFrame.EXIT_ON_CLOSE);</text:span></text:p>
      <text:p text:style-name="Preformatted_20_Text"/>
      <text:p text:style-name="Preformatted_20_Text"><text:span text:style-name="Source_20_Text"><text:s text:c="8"/>// Create an accessible button</text:span></text:p>
      <text:p text:style-name="Preformatted_20_Text"><text:span text:style-name="Source_20_Text"><text:s text:c="8"/>JButton button = new AccessibleButton("Submit");</text:span></text:p>
      <text:p text:style-name="Preformatted_20_Text"/>
      <text:p text:style-name="Preformatted_20_Text"><text:span text:style-name="Source_20_Text"><text:s text:c="8"/>// Add the button to the frame</text:span></text:p>
      <text:p text:style-name="Preformatted_20_Text"><text:span text:style-name="Source_20_Text"><text:s text:c="8"/>frame.add(button, BorderLayout.CENTER);</text:span></text:p>
      <text:p text:style-name="Preformatted_20_Text"/>
      <text:p text:style-name="Preformatted_20_Text"><text:span text:style-name="Source_20_Text"><text:s text:c="8"/>// Set the size of the frame and make it visible</text:span></text:p>
      <text:p text:style-name="Preformatted_20_Text"><text:span text:style-name="Source_20_Text"><text:s text:c="8"/>frame.setSize(300, 300);</text:span></text:p>
      <text:p text:style-name="Preformatted_20_Text"><text:span text:style-name="Source_20_Text"><text:s text:c="8"/>frame.setVisible(true);</text:span></text:p>
      <text:p text:style-name="Preformatted_20_Text"><text:span text:style-name="Source_20_Text"><text:s text:c="4"/>}</text:span></text:p>
      <text:p text:style-name="P1"><text:span text:style-name="Source_20_Text">}</text:span></text:p>
      <text:p text:style-name="Text_20_body"><text:soft-page-break/>In this example, the <text:span text:style-name="Source_20_Text">AccessibleButton</text:span> class is created by subclassing the <text:span text:style-name="Source_20_Text">JButton</text:span> class and implementing the <text:span text:style-name="Source_20_Text">Accessible</text:span> interface. The <text:span text:style-name="Source_20_Text">Accessible</text:span> interface is used to provide a name and description for the button, which can be used by assistive technologies to improve accessibility.</text:p>
      <text:p text:style-name="Text_20_body">It's also important to note that you can use other libraries such as Java Access Bridge, to provide accessibility support for your application.</text:p>
      <text:p text:style-name="Text_20_body">In summary, accessibility is an important aspect of creating a Java Swing application that can be used by people with disabilities. Java Swing provides several built-in features for accessibility, such as support for keyboard navigation and screen readers. Additionally, you can use the <text:span text:style-name="Source_20_Text">Accessible</text:span> interface to provide additional information about your components to assistive technologies, and use other libraries to enhance the accessibility of your applic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6:19:02.818311919</meta:creation-date>
    <dc:date>2023-01-14T16:19:11.352318354</dc:date>
    <meta:editing-duration>PT8S</meta:editing-duration>
    <meta:editing-cycles>1</meta:editing-cycles>
    <meta:document-statistic meta:table-count="0" meta:image-count="12" meta:object-count="0" meta:page-count="8" meta:paragraph-count="250" meta:word-count="2210" meta:character-count="16444" meta:non-whitespace-character-count="12998"/>
    <meta:generator>LibreOffice/7.4.2.3$Linux_X86_64 LibreOffice_project/40$Build-3</meta:generator>
  </office:meta>
</office:document-meta>
</file>